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7.5008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9.2165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16" style:family="table-cell" style:parent-style-name="Default">
      <style:text-properties style:font-name="Cascadia Code" fo:font-size="20pt" style:font-size-asian="20pt" style:font-size-complex="20pt"/>
    </style:style>
    <style:style style:name="ce17" style:family="table-cell" style:parent-style-name="Default">
      <style:text-properties fo:color="#ff0000" style:font-name="Cascadia Code" fo:font-size="20pt" style:font-size-asian="20pt" style:font-size-complex="20pt"/>
    </style:style>
    <style:style style:name="ce18" style:family="table-cell" style:parent-style-name="Default">
      <style:text-properties fo:color="#000000" style:font-name="Cascadia Code" fo:font-size="20pt" style:font-size-asian="20pt" style:font-size-complex="20pt"/>
    </style:style>
    <style:style style:name="ce19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9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  <style:style style:name="ce22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 fo:font-size="20pt" style:font-name-asian="Segoe UI" style:font-size-asian="20pt" style:font-name-complex="Tahoma" style:font-size-complex="2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5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24"/>
        <table:table-column table:style-name="co6" table:default-cell-style-name="ce16"/>
        <table:table-column table:style-name="co7" table:default-cell-style-name="ce16"/>
        <table:table-column table:style-name="co8" table:number-columns-repeated="16377" table:default-cell-style-name="ce16"/>
        <table:table-row table:style-name="ro1">
          <table:table-cell table:style-name="ce1" office:value-type="string" calcext:value-type="string">
            <text:p>Word</text:p>
          </table:table-cell>
          <table:table-cell table:style-name="ce1"/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23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17" office:value-type="string" calcext:value-type="string">
            <text:p>Condescend</text:p>
          </table:table-cell>
          <table:table-cell table:style-name="ce17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290;344;405;453;562;813</text:p>
          </table:table-cell>
          <table:table-cell office:value-type="string" calcext:value-type="string">
            <text:p>honour</text:p>
          </table:table-cell>
          <table:table-cell office:value-type="string" calcext:value-type="string">
            <text:p>accolade; 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</text:p>
          </table:table-cell>
          <table:table-cell office:value-type="string" calcext:value-type="string">
            <text:p>apathy; nonchalance;blith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/>
          <table:table-cell office:value-type="string" calcext:value-type="string">
            <text:p>something that comes before or paves the way for something else</text:p>
          </table:table-cell>
          <table:table-cell office:value-type="string" calcext:value-type="string">
            <text:p>predecessor; pione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novation of the telegraph was a precursor to modern communication technolog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table:style-name="ce9" office:value-type="string" calcext:value-type="string">
            <text:p>Make someone tired; completely used up ( <text:s/>ক্ষয়প্রাপ্ত <text:s/>)</text:p>
          </table:table-cell>
          <table:table-cell office:value-type="string" calcext:value-type="string">
            <text:p>drained;deplete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/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 or pay no attention</text:p>
          </table:table-cell>
          <table:table-cell office:value-type="string" calcext:value-type="string">
            <text:p>unheeded</text:p>
          </table:table-cell>
          <table:table-cell table:number-columns-repeated="2"/>
          <table:table-cell office:value-type="string" calcext:value-type="string">
            <text:p>Many industries disregard environmental regulations in pursuit of high profit, leading to long term damage to ecosystems; Despite repeated warnings about climate change, many governments have left these concerns unhee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office:value-type="string" calcext:value-type="string">
            <text:p>dispos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espou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raise publicaly</text:p>
          </table:table-cell>
          <table:table-cell office:value-type="string" calcext:value-type="string">
            <text:p>plaudit</text:p>
          </table:table-cell>
          <table:table-cell/>
          <table:table-cell office:value-type="string" calcext:value-type="string">
            <text:p>1d2PLN6Nx2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; deplor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nvironmentalists deplore the continued deforestation of the Amazon, warning that it accelerates climate change and biodiversity lo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97;186;203;213;242;342;401;638;642;697</text:p>
          </table:table-cell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sceptible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Denigrate</text:p>
          </table:table-cell>
          <table:table-cell table:style-name="ce17"/>
          <table:table-cell office:value-type="string" calcext:value-type="string">
            <text:p>criticize</text:p>
          </table:table-cell>
          <table:table-cell office:value-type="string" calcext:value-type="string">
            <text:p>disparage; castigat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Detractor</text:p>
          </table:table-cell>
          <table:table-cell table:style-name="ce17"/>
          <table:table-cell office:value-type="string" calcext:value-type="string">
            <text:p>who criticize or 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 or praise highl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orried</text:p>
          </table:table-cell>
          <table:table-cell office:value-type="string" calcext:value-type="string">
            <text:p>foment</text:p>
          </table:table-cell>
          <table:table-cell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turb</text:p>
          </table:table-cell>
          <table:table-cell/>
          <table:table-cell office:value-type="string" calcext:value-type="string">
            <text:p>clam and controlled</text:p>
          </table:table-cell>
          <table:table-cell office:value-type="string" calcext:value-type="string">
            <text:p>halcyon; quell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 or criticis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sdom</text:p>
          </table:table-cell>
          <table:table-cell/>
          <table:table-cell office:value-type="string" calcext:value-type="string">
            <text:p>knowled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478;545;641;783</text:p>
          </table:table-cell>
          <table:table-cell office:value-type="string" calcext:value-type="string">
            <text:p>strong felling of sadness</text:p>
          </table:table-cell>
          <table:table-cell office:value-type="string" calcext:value-type="string">
            <text:p>downcast</text:p>
          </table:table-cell>
          <table:table-cell table:number-columns-repeated="2"/>
          <table:table-cell office:value-type="string" calcext:value-type="string">
            <text:p>After hearing the bad news, she looked downcast and didn’t speak for hou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melee; braw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office meeting turned into a melee when employees began argu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to slow down or hinder an action</text:p>
          </table:table-cell>
          <table:table-cell table:style-name="ce9" office:value-type="string" calcext:value-type="string">
            <text:p>repressed [= <text:s/>নিপীড়ন করা <text:s/>]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;Poor infrastructure can inhibit economic growth in developing countri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office:value-type="string" calcext:value-type="string">
            <text:p>accre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dor</text:p>
          </table:table-cell>
          <table:table-cell/>
          <table:table-cell office:value-type="string" calcext:value-type="string">
            <text:p>enthusiasm;pa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not fit well with its context; lacking harmony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sipat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(something is understood)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203;305;346;698;777</text:p>
          </table:table-cell>
          <table:table-cell office:value-type="string" calcext:value-type="string">
            <text:p>difficult to control or influence; obstin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se</text:p>
          </table:table-cell>
          <table:table-cell/>
          <table:table-cell office:value-type="string" calcext:value-type="string">
            <text:p>to chang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19" office:value-type="string" calcext:value-type="string">
            <text:p>not to...as to</text:p>
          </table:table-cell>
          <table:table-cell table:style-name="ce19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table:style-name="ce9" office:value-type="string" calcext:value-type="string">
            <text:p>bitterness[ <text:s/> তীব্র বিরক্তি]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/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;extraneou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achers should avoid including extraneous information in their lessons as it can confuse students and detract from the core materia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131;740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6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Disinterested pursuit of truth </text:p>
          </table:table-cell>
          <table:table-cell table:style-name="ce20"/>
          <table:table-cell table:style-name="ce22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 office:value-type="string" calcext:value-type="string">
            <text:p>inf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office:value-type="string" calcext:value-type="string">
            <text:p>sap</text:p>
          </table:table-cell>
          <table:table-cell table:number-columns-repeated="2"/>
          <table:table-cell office:value-type="string" calcext:value-type="string">
            <text:p>She is trying to revive his flagging career;Her energy shows no sign of flagging after all these years; The constant criticism began to sap her confid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 action</text:p>
          </table:table-cell>
          <table:table-cell table:number-columns-repeated="3"/>
          <table:table-cell office:value-type="string" calcext:value-type="string">
            <text:p>The company was fined for its flagrant violation of environmental laws; The flagrant dumping of industrial waste into rivers is a serious threat to aquatic ecosystems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for</text:p>
          </table:table-cell>
          <table:table-cell table:style-name="ce21"/>
          <table:table-cell table:style-name="ce21" office:value-type="string" calcext:value-type="string">
            <text:p>he stayed home for it was raining</text:p>
          </table:table-cell>
          <table:table-cell table:style-name="ce21"/>
          <table:table-cell table:style-name="ce25"/>
          <table:table-cell table:style-name="ce21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 office:value-type="string" calcext:value-type="string">
            <text:p>captiv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float" office:value="339" calcext:value-type="float">
            <text:p>339</text:p>
          </table:table-cell>
          <table:table-cell table:style-name="ce12" office:value-type="string" calcext:value-type="string">
            <text:p>unique; superior;  অবর্ণনীয় </text:p>
          </table:table-cell>
          <table:table-cell office:value-type="string" calcext:value-type="string">
            <text:p>unparalleled; ineffable</text:p>
          </table:table-cell>
          <table:table-cell/>
          <table:table-cell office:value-type="string" calcext:value-type="string">
            <text:p>KbwZw0R9NTY</text:p>
          </table:table-cell>
          <table:table-cell office:value-type="string" calcext:value-type="string">
            <text:p>The ineffable majesty of the Himalayas left her speechl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office:value-type="string" calcext:value-type="string">
            <text:p>louche</text:p>
          </table:table-cell>
          <table:table-cell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/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/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sive</text:p>
          </table:table-cell>
          <table:table-cell/>
          <table:table-cell office:value-type="string" calcext:value-type="string">
            <text:p>making indirect reference to other ide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; hard to perceiv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229;506</text:p>
          </table:table-cell>
          <table:table-cell office:value-type="string" calcext:value-type="string">
            <text:p>beginning of something(unpleasant)</text:p>
          </table:table-cell>
          <table:table-cell office:value-type="string" calcext:value-type="string">
            <text:p>outse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inent</text:p>
          </table:table-cell>
          <table:table-cell/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rtinent</text:p>
          </table:table-cell>
          <table:table-cell/>
          <table:table-cell office:value-type="string" calcext:value-type="string">
            <text:p>rude or disrespectful</text:p>
          </table:table-cell>
          <table:table-cell table:number-columns-repeated="3"/>
          <table:table-cell office:value-type="string" calcext:value-type="string">
            <text:p>The teacher addressed the student’s impertinent remarks, reminding the class to maintain respect during discus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ellish</text:p>
          </table:table-cell>
          <table:table-cell/>
          <table:table-cell office:value-type="string" calcext:value-type="string">
            <text:p>decorate</text:p>
          </table:table-cell>
          <table:table-cell office:value-type="string" calcext:value-type="string">
            <text:p>adorn</text:p>
          </table:table-cell>
          <table:table-cell/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/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(adj)</text:p>
          </table:table-cell>
          <table:table-cell/>
          <table:table-cell office:value-type="string" calcext:value-type="string">
            <text:p>recognize or distinguish clearly; perceive something with clarity</text:p>
          </table:table-cell>
          <table:table-cell office:value-type="string" calcext:value-type="string">
            <text:p>disce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QNKyAqanaw</text:p>
          </table:table-cell>
          <table:table-cell office:value-type="string" calcext:value-type="string">
            <text:p>In a world filled with misinformation, it is crucial to discern the truth from false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/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; entangled or deeply involv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;Ardent learners often seek out additional resources and opportunities to expand their knowledge beyond the class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218;304;428;520;536;698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Hazard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office:value-type="string" calcext:value-type="string">
            <text:p>uncertain or unstable</text:p>
          </table:table-cell>
          <table:table-cell table:number-columns-repeated="3"/>
          <table:table-cell office:value-type="string" calcext:value-type="string">
            <text:p>The countries political situation remain precarious, with frequent change in leadership and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/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uous</text:p>
          </table:table-cell>
          <table:table-cell/>
          <table:table-cell office:value-type="string" calcext:value-type="string">
            <text:p>innocent; honest</text:p>
          </table:table-cell>
          <table:table-cell table:number-columns-repeated="3"/>
          <table:table-cell office:value-type="string" calcext:value-type="string">
            <text:p>She gave an ingenuous answer, unaware of the hidden implications of the ques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isive</text:p>
          </table:table-cell>
          <table:table-cell/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/>
          <table:table-cell office:value-type="string" calcext:value-type="string">
            <text:p>sleeping; inactive</text:p>
          </table:table-cell>
          <table:table-cell office:value-type="string" calcext:value-type="string">
            <text:p>latent; supin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;moment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momentary joy of winning the game was quickly replaced by the pressure of preparing for the next mat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 a problem by taking advance action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 office:value-type="string" calcext:value-type="string">
            <text:p>rap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236;431;436;609;740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 office:value-type="string" calcext:value-type="string">
            <text:p>aver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;exculpate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18;213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/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/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;Efforts to promote renewable energy must prevail over the continued use of fossil fuel to combat climate chang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uous</text:p>
          </table:table-cell>
          <table:table-cell/>
          <table:table-cell office:value-type="string" calcext:value-type="string">
            <text:p>weak(often refer to weak argument or connection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; y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/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595;611;639;115;121;127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;shatter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;Corruption scandals have shattered public confidence in the government, leading to widespread prot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27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(to cause resentment,ang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; laud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/>
          <table:table-cell office:value-type="string" calcext:value-type="string">
            <text:p>clearly visi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indigenous communities strive[=struggle or fight] to retain their traditional customs and language despite modernization;The TV show has retained its popularity for many years;The team fail to retain him and he become a free agent</text:p>
          </table:table-cell>
          <table:table-cell table:number-columns-repeated="2"/>
          <table:table-cell table:style-name="ce24"/>
          <table:table-cell table:number-columns-repeated="16374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declare something publically;</text:p>
          </table:table-cell>
          <table:table-cell office:value-type="string" calcext:value-type="string">
            <text:p>proclaim(government or scientist);professed(perso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without real effort or attention</text:p>
          </table:table-cell>
          <table:table-cell office:value-type="string" calcext:value-type="string">
            <text:p>curs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office:value-type="string" calcext:value-type="string">
            <text:p>deriv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ould often feign illness to get out of the class;The artist’s work was criticized for being derivative of Picasso’s styl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recalcitrant</text:p>
          </table:table-cell>
          <table:table-cell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;repercu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testa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;The rapid development of technology is a testament to human ingenuity and crea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tive</text:p>
          </table:table-cell>
          <table:table-cell/>
          <table:table-cell office:value-type="string" calcext:value-type="string">
            <text:p>showing strong desire for revenge</text:p>
          </table:table-cell>
          <table:table-cell office:value-type="string" calcext:value-type="string">
            <text:p>retribution;retaliat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ome argue that the death penalty serves as just retribution for heinous crimes, while other view it as inhum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office:value-type="string" calcext:value-type="string">
            <text:p>incredulous</text:p>
          </table:table-cell>
          <table:table-cell table:number-columns-repeated="2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ensorious</text:p>
          </table:table-cell>
          <table:table-cell/>
          <table:table-cell table:style-name="ce10" office:value-type="string" calcext:value-type="string">
            <text:p> ত্রুটিসন্ধানী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870;173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/>
          <table:table-cell office:value-type="string" calcext:value-type="string">
            <text:p>very powerful or strong</text:p>
          </table:table-cell>
          <table:table-cell office:value-type="string" calcext:value-type="string">
            <text:p>substa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tedious; boring; ordinary</text:p>
          </table:table-cell>
          <table:table-cell office:value-type="string" calcext:value-type="string">
            <text:p>quotidian</text:p>
          </table:table-cell>
          <table:table-cell table:number-columns-repeated="2"/>
          <table:table-cell office:value-type="string" calcext:value-type="string">
            <text:p>They lead a pretty mundane life;The quotidian challenges of living in a city, such as traffic and pollution, can have a significant impact on residents quality of l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;fidelity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840;503;638</text:p>
          </table:table-cell>
          <table:table-cell office:value-type="string" calcext:value-type="string">
            <text:p>honest; frank; forthright</text:p>
          </table:table-cell>
          <table:table-cell office:value-type="string" calcext:value-type="string">
            <text:p>candor(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; The lack of candor in government communications often lead to public distrust; A candid discussion about climate change is necessary to address its urgent challen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;caus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494;503</text:p>
          </table:table-cell>
          <table:table-cell office:value-type="string" calcext:value-type="string">
            <text:p>equal in size, degree or amount</text:p>
          </table:table-cell>
          <table:table-cell office:value-type="string" calcext:value-type="string">
            <text:p>tantam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/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office:value-type="string" calcext:value-type="string">
            <text:p>disparity</text:p>
          </table:table-cell>
          <table:table-cell table:number-columns-repeated="2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abjure</text:p>
          </table:table-cell>
          <table:table-cell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 office:value-type="string" calcext:value-type="string">
            <text:p>foresee; envi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office:value-type="string" calcext:value-type="string">
            <text:p>abet</text:p>
          </table:table-cell>
          <table:table-cell table:number-columns-repeated="2"/>
          <table:table-cell office:value-type="string" calcext:value-type="string">
            <text:p>The government offers special tax incentives for entrepreneurs;The company is offering a special low price as an additional incentive for new customers;His family abetted his dream of becoming a musician by supporting him financial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; to establish something firmly or securly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/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 office:value-type="string" calcext:value-type="string">
            <text:p>hec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/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/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elf satisfaction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; person or something that is lower in rank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something happen or true before but not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/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/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robust; gusto; sturdy;fir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/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/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/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office:value-type="string" calcext:value-type="string">
            <text:p>deliberate</text:p>
          </table:table-cell>
          <table:table-cell table:number-columns-repeated="2"/>
          <table:table-cell office:value-type="string" calcext:value-type="string">
            <text:p>We subjected the data to a rigorous analysis;A deliberate approach to education reform is necessary to address the needs of diverse learners;it is important for individuals to to deliberate carefully before making major life dici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</text:p>
          </table:table-cell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office:value-type="string" calcext:value-type="string">
            <text:p>valiant</text:p>
          </table:table-cell>
          <table:table-cell table:number-columns-repeated="2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ving or showing mixed filling(someone feels)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; perplex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office:value-type="string" calcext:value-type="string">
            <text:p>Abysmal</text:p>
          </table:table-cell>
          <table:table-cell table:number-columns-repeated="2"/>
          <table:table-cell office:value-type="string" calcext:value-type="string">
            <text:p>That is awfully nice of you; He sings awfully; Despite significant funding, the abysmal literacy rates in some developing countries highlight systemic failures in educational infrastru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/>
          <table:table-cell office:value-type="string" calcext:value-type="string">
            <text:p>completely happy</text:p>
          </table:table-cell>
          <table:table-cell office:value-type="string" calcext:value-type="string">
            <text:p>exhilaration</text:p>
          </table:table-cell>
          <table:table-cell table:number-columns-repeated="2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involve or require as a necessary part or consequence</text:p>
          </table:table-cell>
          <table:table-cell table:number-columns-repeated="3"/>
          <table:table-cell office:value-type="string" calcext:value-type="string">
            <text:p>The procedure does entail [=carry] certain risks; Solving environment problems entails stricter government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(v)(adj)</text:p>
          </table:table-cell>
          <table:table-cell office:value-type="string" calcext:value-type="string">
            <text:p>617;621</text:p>
          </table:table-cell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introduce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ups and downs; fluctuations</text:p>
          </table:table-cell>
          <table:table-cell table:number-columns-repeated="3"/>
          <table:table-cell office:value-type="string" calcext:value-type="string">
            <text:p>The vicissitudes of technological progress bring both opportunities and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 office:value-type="string" calcext:value-type="string">
            <text:p>britt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ous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;fallibility(tendency to mistake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version</text:p>
          </table:table-cell>
          <table:table-cell/>
          <table:table-cell office:value-type="string" calcext:value-type="string">
            <text:p>dislik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528;377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re was something sinister about him;The ominous potential of AI replacing human jobs worries man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587;643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144;414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; concili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office:value-type="string" calcext:value-type="string">
            <text:p>suffice</text:p>
          </table:table-cell>
          <table:table-cell table:number-columns-repeated="2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earth</text:p>
          </table:table-cell>
          <table:table-cell/>
          <table:table-cell office:value-type="string" calcext:value-type="string">
            <text:p>discover or reveal something hidden</text:p>
          </table:table-cell>
          <table:table-cell table:number-columns-repeated="3"/>
          <table:table-cell office:value-type="string" calcext:value-type="string">
            <text:p>After years of research, scientists unearthed new evidence about the dise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office:value-type="string" calcext:value-type="string">
            <text:p>effrontery</text:p>
          </table:table-cell>
          <table:table-cell table:number-columns-repeated="2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gratify[=please or satisfy] or exploit[=utilize] someone’s weaknesses, desires</text:p>
          </table:table-cell>
          <table:table-cell office:value-type="string" calcext:value-type="string">
            <text:p>gratify; indulge</text:p>
          </table:table-cell>
          <table:table-cell table:number-columns-repeated="2"/>
          <table:table-cell office:value-type="string" calcext:value-type="string">
            <text:p>X pander to Y [by doing Z] ;Politicians often pander to voters by promising unrealistic benefi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person who is lot of experience in a particular field(+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eterate</text:p>
          </table:table-cell>
          <table:table-cell/>
          <table:table-cell office:value-type="string" calcext:value-type="string">
            <text:p>a long established habit(-)</text:p>
          </table:table-cell>
          <table:table-cell table:number-columns-repeated="3"/>
          <table:table-cell office:value-type="string" calcext:value-type="string">
            <text:p>An inveterate smo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/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; reveal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office:value-type="string" calcext:value-type="string">
            <text:p>bonafide; unfeigned</text:p>
          </table:table-cell>
          <table:table-cell table:number-columns-repeated="2"/>
          <table:table-cell office:value-type="string" calcext:value-type="string">
            <text:p>The island is a veritable paradise; Mentors who offer unfeigned support and guidance can significantly impact the personal and professional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; vivid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extreme and fundamental <text:s/>changes( challenging established norms)</text:p>
          </table:table-cell>
          <table:table-cell table:number-columns-repeated="3"/>
          <table:table-cell office:value-type="string" calcext:value-type="string">
            <text:p>The civil rights movement was fueled by a form of social radicalism that sought to dismantle systemic racism and inequa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/>
          <table:table-cell office:value-type="string" calcext:value-type="string">
            <text:p>lack of respect</text:p>
          </table:table-cell>
          <table:table-cell office:value-type="string" calcext:value-type="string">
            <text:p>Derision;scurvy(adj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;To stay competitive, many business have augmented their online presence with e-commerce platforms and digital marketing strateg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7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nderous</text:p>
          </table:table-cell>
          <table:table-cell/>
          <table:table-cell office:value-type="string" calcext:value-type="string">
            <text:p>heavy, slow, dull</text:p>
          </table:table-cell>
          <table:table-cell table:number-columns-repeated="3"/>
          <table:table-cell table:style-name="ce27"/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27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 office:value-type="string" calcext:value-type="string">
            <text:p>nebulous; vag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compromise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 office:value-type="string" calcext:value-type="string">
            <text:p>rowd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/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dishonest or misleading;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8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/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[=extremely] devoted to a belief or ideolog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/>
          <table:table-cell office:value-type="string" calcext:value-type="string">
            <text:p>flatterer</text:p>
          </table:table-cell>
          <table:table-cell office:value-type="string" calcext:value-type="string">
            <text:p>adulator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/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 office:value-type="string" calcext:value-type="string">
            <text:p>benig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;While technological advancements have transformed modern society, their impact on employment has not always been benign, as automation has displaced many traditional job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ঘৃনা করা</text:p>
          </table:table-cell>
          <table:table-cell office:value-type="string" calcext:value-type="string">
            <text:p>contempt</text:p>
          </table:table-cell>
          <table:table-cell table:number-columns-repeated="2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;surfe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/>
          <table:table-cell office:value-type="string" calcext:value-type="string">
            <text:p>doing better than previous standar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/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uitous</text:p>
          </table:table-cell>
          <table:table-cell/>
          <table:table-cell office:value-type="string" calcext:value-type="string">
            <text:p>unnecessary or unjustified; give free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; refill; resto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office:value-type="string" calcext:value-type="string">
            <text:p>enrage(to make anger)</text:p>
          </table:table-cell>
          <table:table-cell table:number-columns-repeated="2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/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; y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describe someone or something that is intimidating or formidable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;period of someone’s and something’s greatest point</text:p>
          </table:table-cell>
          <table:table-cell office:value-type="string" calcext:value-type="string">
            <text:p>pinnacle; heyday; apex</text:p>
          </table:table-cell>
          <table:table-cell table:number-columns-repeated="2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office:value-type="string" calcext:value-type="string">
            <text:p>dent</text:p>
          </table:table-cell>
          <table:table-cell table:number-columns-repeated="2"/>
          <table:table-cell office:value-type="string" calcext:value-type="string">
            <text:p>The scandal tarnished the politician’s reputation; the controversy left a tarnish on the company’s image; The bad news dented her enthusi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/>
          <table:table-cell office:value-type="string" calcext:value-type="string">
            <text:p>lack of importance or seriousnes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si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e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 table:number-columns-repeated="3"/>
          <table:table-cell office:value-type="string" calcext:value-type="string">
            <text:p>The economic crisis precipitated widespread unemployment;While some government may precipitate policy changes in respect to crisis other take a more deliberate approa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table:number-columns-repeated="3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Describe a person or thing that highly productive </text:p>
          </table:table-cell>
          <table:table-cell table:number-columns-repeated="2"/>
          <table:table-cell office:value-type="string" calcext:value-type="string">
            <text:p>k8d-GQlIioo</text:p>
          </table:table-cell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spread or scatt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not transparent or hard to underst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ontier</text:p>
          </table:table-cell>
          <table:table-cell/>
          <table:table-cell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chaic</text:p>
          </table:table-cell>
          <table:table-cell/>
          <table:table-cell office:value-type="string" calcext:value-type="string">
            <text:p>outdated</text:p>
          </table:table-cell>
          <table:table-cell table:number-columns-repeated="3"/>
          <table:table-cell office:value-type="string" calcext:value-type="string">
            <text:p>Many archaic customs, such as arrange marriages, are still practiced in some parts of the world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uvinistic</text:p>
          </table:table-cell>
          <table:table-cell/>
          <table:table-cell office:value-type="string" calcext:value-type="string">
            <text:p>excessive and aggressive loyalty to a particular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oracious</text:p>
          </table:table-cell>
          <table:table-cell/>
          <table:table-cell office:value-type="string" calcext:value-type="string">
            <text:p>extremely hungry; enthusiastic</text:p>
          </table:table-cell>
          <table:table-cell table:number-columns-repeated="3"/>
          <table:table-cell office:value-type="string" calcext:value-type="string">
            <text:p>The voracious pace[=speed/rate] of technological advancement has transformed the way we live, work and communic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ve off</text:p>
          </table:table-cell>
          <table:table-cell/>
          <table:table-cell office:value-type="string" calcext:value-type="string">
            <text:p>delay or prevent something bad from happening</text:p>
          </table:table-cell>
          <table:table-cell table:number-columns-repeated="3"/>
          <table:table-cell office:value-type="string" calcext:value-type="string">
            <text:p>Planting more trees can stave off the worse effect of climate change by absorbing carbon diox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to give false impression</text:p>
          </table:table-cell>
          <table:table-cell table:number-columns-repeated="3"/>
          <table:table-cell office:value-type="string" calcext:value-type="string">
            <text:p>The countries high GDP growth rate belies[appearance+belie+reality] the widespread poverty among its popul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gacious</text:p>
          </table:table-cell>
          <table:table-cell/>
          <table:table-cell office:value-type="string" calcext:value-type="string">
            <text:p>wise and insightful</text:p>
          </table:table-cell>
          <table:table-cell table:number-columns-repeated="3"/>
          <table:table-cell office:value-type="string" calcext:value-type="string">
            <text:p>Teachers play a sagacious role in guiding students not only academically but also in developing critical life ski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idge</text:p>
          </table:table-cell>
          <table:table-cell/>
          <table:table-cell office:value-type="string" calcext:value-type="string">
            <text:p>shorten or conden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(adj)reserved or intro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briety</text:p>
          </table:table-cell>
          <table:table-cell/>
          <table:table-cell office:value-type="string" calcext:value-type="string">
            <text:p>quality of being serious, clam, and thoughtful</text:p>
          </table:table-cell>
          <table:table-cell table:number-columns-repeated="3"/>
          <table:table-cell office:value-type="string" calcext:value-type="string">
            <text:p>Financial sobriety is essential for individuals and governments alike to avoid debt and ensure long term 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ddy</text:p>
          </table:table-cell>
          <table:table-cell/>
          <table:table-cell office:value-type="string" calcext:value-type="string">
            <text:p>not serious</text:p>
          </table:table-cell>
          <table:table-cell office:value-type="string" calcext:value-type="string">
            <text:p>frivolous</text:p>
          </table:table-cell>
          <table:table-cell table:number-columns-repeated="2"/>
          <table:table-cell office:value-type="string" calcext:value-type="string">
            <text:p>The giddy atmosphere of the carnival was contagious, with everyone laughing and enjoying themsel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unt</text:p>
          </table:table-cell>
          <table:table-cell/>
          <table:table-cell office:value-type="string" calcext:value-type="string">
            <text:p>show off; show ostentat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ecatory</text:p>
          </table:table-cell>
          <table:table-cell/>
          <table:table-cell office:value-type="string" calcext:value-type="string">
            <text:p>unwilling to display her accompl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tuitous</text:p>
          </table:table-cell>
          <table:table-cell/>
          <table:table-cell office:value-type="string" calcext:value-type="string">
            <text:p>describe something that happen by chance or accident</text:p>
          </table:table-cell>
          <table:table-cell table:number-columns-repeated="3"/>
          <table:table-cell office:value-type="string" calcext:value-type="string">
            <text:p>The fortuitous arrival of migratory birds helped control the insect population in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office:value-type="string" calcext:value-type="string">
            <text:p>to put a plan(v);tools or instrument(n) </text:p>
          </table:table-cell>
          <table:table-cell table:number-columns-repeated="3"/>
          <table:table-cell office:value-type="string" calcext:value-type="string">
            <text:p>Modern farming implements, such as tractors and harvesters, have significantly increased agricultural produc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natural environment of the animal or pl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raise</text:p>
          </table:table-cell>
          <table:table-cell/>
          <table:table-cell office:value-type="string" calcext:value-type="string">
            <text:p>evaluate quality;to examine or analyze</text:p>
          </table:table-cell>
          <table:table-cell table:number-columns-repeated="3"/>
          <table:table-cell office:value-type="string" calcext:value-type="string">
            <text:p>Company often appraise student their employees performance to determine promotion and bonu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source of inspiration</text:p>
          </table:table-cell>
          <table:table-cell table:number-columns-repeated="3"/>
          <table:table-cell office:value-type="string" calcext:value-type="string">
            <text:p>Education is often seen a beacon of opportunity, providing people with the tools to improve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sive</text:p>
          </table:table-cell>
          <table:table-cell/>
          <table:table-cell office:value-type="string" calcext:value-type="string">
            <text:p>deliberately not giving clear or straightforward responses</text:p>
          </table:table-cell>
          <table:table-cell office:value-type="string" calcext:value-type="string">
            <text:p>elusive</text:p>
          </table:table-cell>
          <table:table-cell table:number-columns-repeated="2"/>
          <table:table-cell office:value-type="string" calcext:value-type="string">
            <text:p>The public grew frustrated with the leaders evasive responses to questions about corruption within the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large</text:p>
          </table:table-cell>
          <table:table-cell/>
          <table:table-cell office:value-type="string" calcext:value-type="string">
            <text:p>process of making something bigger</text:p>
          </table:table-cell>
          <table:table-cell table:number-columns-repeated="3"/>
          <table:table-cell office:value-type="string" calcext:value-type="string">
            <text:p>The company decided to enlarge its product line to attract more customer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uche</text:p>
          </table:table-cell>
          <table:table-cell/>
          <table:table-cell office:value-type="string" calcext:value-type="string">
            <text:p>tac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entorian</text:p>
          </table:table-cell>
          <table:table-cell/>
          <table:table-cell office:value-type="string" calcext:value-type="string">
            <text:p>lo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tious</text:p>
          </table:table-cell>
          <table:table-cell/>
          <table:table-cell office:value-type="string" calcext:value-type="string">
            <text:p>concise but full of mean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umen</text:p>
          </table:table-cell>
          <table:table-cell/>
          <table:table-cell office:value-type="string" calcext:value-type="string">
            <text:p>ability to good judgment and quick decision</text:p>
          </table:table-cell>
          <table:table-cell table:number-columns-repeated="3"/>
          <table:table-cell office:value-type="string" calcext:value-type="string">
            <text:p>Successful entrepreneurs often possess a remarkable level of business acu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ymbiotic</text:p>
          </table:table-cell>
          <table:table-cell/>
          <table:table-cell office:value-type="string" calcext:value-type="string">
            <text:p>relationship between two or more than two parties</text:p>
          </table:table-cell>
          <table:table-cell table:number-columns-repeated="3"/>
          <table:table-cell office:value-type="string" calcext:value-type="string">
            <text:p>The symbiotic relationship between teachers and students is essential for effective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bibe</text:p>
          </table:table-cell>
          <table:table-cell/>
          <table:table-cell office:value-type="string" calcext:value-type="string">
            <text:p>to drink(specially alcohol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chiavellian</text:p>
          </table:table-cell>
          <table:table-cell/>
          <table:table-cell office:value-type="string" calcext:value-type="string">
            <text:p>cunning and decep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llacy</text:p>
          </table:table-cell>
          <table:table-cell/>
          <table:table-cell office:value-type="string" calcext:value-type="string">
            <text:p>mistaken belief;error in log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rt</text:p>
          </table:table-cell>
          <table:table-cell/>
          <table:table-cell office:value-type="string" calcext:value-type="string">
            <text:p>force someone to giv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ulteration</text:p>
          </table:table-cell>
          <table:table-cell/>
          <table:table-cell office:value-type="string" calcext:value-type="string">
            <text:p>make something impure</text:p>
          </table:table-cell>
          <table:table-cell table:number-columns-repeated="3"/>
          <table:table-cell office:value-type="string" calcext:value-type="string">
            <text:p>The adulteration of food products with harmful chemicals is a growing concern in many developing count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ine</text:p>
          </table:table-cell>
          <table:table-cell/>
          <table:table-cell office:value-type="string" calcext:value-type="string">
            <text:p>to feel or express discon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cutting</text:p>
          </table:table-cell>
          <table:table-cell/>
          <table:table-cell office:value-type="string" calcext:value-type="string">
            <text:p>Weaken (authority or efforts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onic</text:p>
          </table:table-cell>
          <table:table-cell/>
          <table:table-cell office:value-type="string" calcext:value-type="string">
            <text:p>manner of expression that is brief</text:p>
          </table:table-cell>
          <table:table-cell office:value-type="string" calcext:value-type="string">
            <text:p>succinct;pith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solem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ous</text:p>
          </table:table-cell>
          <table:table-cell/>
          <table:table-cell office:value-type="string" calcext:value-type="string">
            <text:p>appears to be truth but is actually mislead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late</text:p>
          </table:table-cell>
          <table:table-cell/>
          <table:table-cell office:value-type="string" calcext:value-type="string">
            <text:p>to become or make larger, wider</text:p>
          </table:table-cell>
          <table:table-cell table:number-columns-repeated="3"/>
          <table:table-cell office:value-type="string" calcext:value-type="string">
            <text:p>The government’s new policies aim to dilate opportunities for small business, allowing them to thrive in a competitive mark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dge</text:p>
          </table:table-cell>
          <table:table-cell/>
          <table:table-cell office:value-type="string" calcext:value-type="string">
            <text:p>be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itrate</text:p>
          </table:table-cell>
          <table:table-cell/>
          <table:table-cell office:value-type="string" calcext:value-type="string">
            <text:p>mediator to resolve a dispute</text:p>
          </table:table-cell>
          <table:table-cell table:number-columns-repeated="3"/>
          <table:table-cell office:value-type="string" calcext:value-type="string">
            <text:p>To achieve world peace, neutral countries should arbitrate in conflict between nation, ensuring fair and unbiased resolu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h</text:p>
          </table:table-cell>
          <table:table-cell/>
          <table:table-cell office:value-type="string" calcext:value-type="string">
            <text:p>essential or central part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e</text:p>
          </table:table-cell>
          <table:table-cell/>
          <table:table-cell office:value-type="string" calcext:value-type="string">
            <text:p>irritate or annoy</text:p>
          </table:table-cell>
          <table:table-cell table:number-columns-repeated="3"/>
          <table:table-cell office:value-type="string" calcext:value-type="string">
            <text:p>While constant criticism can grate on an individual’s confidence, positive feedback and encouragement can soothe their anxieties and foster personal growth and motiv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umbent</text:p>
          </table:table-cell>
          <table:table-cell/>
          <table:table-cell office:value-type="string" calcext:value-type="string">
            <text:p>resting or relaxed posi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atty</text:p>
          </table:table-cell>
          <table:table-cell/>
          <table:table-cell office:value-type="string" calcext:value-type="string">
            <text:p>smart and stylish dress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loppy</text:p>
          </table:table-cell>
          <table:table-cell/>
          <table:table-cell office:value-type="string" calcext:value-type="string">
            <text:p>careless in appear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rate</text:p>
          </table:table-cell>
          <table:table-cell/>
          <table:table-cell office:value-type="string" calcext:value-type="string">
            <text:p>undervalue or underestim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office:value-type="string" calcext:value-type="string">
            <text:p>read or examine something carefu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emly</text:p>
          </table:table-cell>
          <table:table-cell/>
          <table:table-cell office:value-type="string" calcext:value-type="string">
            <text:p>behavior or action that are appropriate, prop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insay</text:p>
          </table:table-cell>
          <table:table-cell/>
          <table:table-cell office:value-type="string" calcext:value-type="string">
            <text:p>deny or 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own out</text:p>
          </table:table-cell>
          <table:table-cell/>
          <table:table-cell office:value-type="string" calcext:value-type="string">
            <text:p>so loud that other sounds can not he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ursive</text:p>
          </table:table-cell>
          <table:table-cell/>
          <table:table-cell office:value-type="string" calcext:value-type="string">
            <text:p>unfocus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overish</text:p>
          </table:table-cell>
          <table:table-cell/>
          <table:table-cell office:value-type="string" calcext:value-type="string">
            <text:p>state of being po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dextrous</text:p>
          </table:table-cell>
          <table:table-cell/>
          <table:table-cell office:value-type="string" calcext:value-type="string">
            <text:p>able to use both hand equally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turn </text:p>
          </table:table-cell>
          <table:table-cell/>
          <table:table-cell office:value-type="string" calcext:value-type="string">
            <text:p>completely ch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imulate </text:p>
          </table:table-cell>
          <table:table-cell/>
          <table:table-cell office:value-type="string" calcext:value-type="string">
            <text:p>to act as if you feel or think, often to 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patetic</text:p>
          </table:table-cell>
          <table:table-cell/>
          <table:table-cell office:value-type="string" calcext:value-type="string">
            <text:p>travels from place to place</text:p>
          </table:table-cell>
          <table:table-cell office:value-type="string" calcext:value-type="string">
            <text:p>nomadic;itinerant</text:p>
          </table:table-cell>
          <table:table-cell table:number-columns-repeated="2"/>
          <table:table-cell office:value-type="string" calcext:value-type="string">
            <text:p>she leads a peripatetic lifestyle as a traveling consulta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ort to</text:p>
          </table:table-cell>
          <table:table-cell/>
          <table:table-cell office:value-type="string" calcext:value-type="string">
            <text:p>to use something as a list option</text:p>
          </table:table-cell>
          <table:table-cell table:number-columns-repeated="3"/>
          <table:table-cell office:value-type="string" calcext:value-type="string">
            <text:p>He resorted to working overtime to meet the deadline;When negotiations failed, they resorted to legal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w through</text:p>
          </table:table-cell>
          <table:table-cell/>
          <table:table-cell office:value-type="string" calcext:value-type="string">
            <text:p>recognize the true persisting until comple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colic</text:p>
          </table:table-cell>
          <table:table-cell/>
          <table:table-cell office:value-type="string" calcext:value-type="string">
            <text:p>pleasant, peaceful aspect of the countrysi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ndicant</text:p>
          </table:table-cell>
          <table:table-cell/>
          <table:table-cell office:value-type="string" calcext:value-type="string">
            <text:p>begg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fy</text:p>
          </table:table-cell>
          <table:table-cell/>
          <table:table-cell table:style-name="ce15" office:value-type="string" calcext:value-type="string">
            <text:p>to pleased or fullfill someone desires</text:p>
          </table:table-cell>
          <table:table-cell table:number-columns-repeated="3"/>
          <table:table-cell office:value-type="string" calcext:value-type="string">
            <text:p>Winning the award gratified her years of hard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tus</text:p>
          </table:table-cell>
          <table:table-cell/>
          <table:table-cell office:value-type="string" calcext:value-type="string">
            <text:p>motivation</text:p>
          </table:table-cell>
          <table:table-cell table:number-columns-repeated="3"/>
          <table:table-cell office:value-type="string" calcext:value-type="string">
            <text:p>The award was an impetus to work ha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i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free</text:p>
          </table:table-cell>
          <table:table-cell table:number-columns-repeated="3"/>
          <table:table-cell office:value-type="string" calcext:value-type="string">
            <text:p>While some educational resources are gratis online, others require subscrip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mplary</text:p>
          </table:table-cell>
          <table:table-cell/>
          <table:table-cell office:value-type="string" calcext:value-type="string">
            <text:p>serving as a desirable model </text:p>
          </table:table-cell>
          <table:table-cell table:number-columns-repeated="3"/>
          <table:table-cell office:value-type="string" calcext:value-type="string">
            <text:p>Government should invest in exemplary public transportation syste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ded</text:p>
          </table:table-cell>
          <table:table-cell/>
          <table:table-cell office:value-type="string" calcext:value-type="string">
            <text:p>reluctantly admit that something is true</text:p>
          </table:table-cell>
          <table:table-cell table:number-columns-repeated="3"/>
          <table:table-cell office:value-type="string" calcext:value-type="string">
            <text:p>While some argue that economic growth should be prioritized, even critics of environmental regulations have conceded that unchecked industrialization harms public heal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elict</text:p>
          </table:table-cell>
          <table:table-cell/>
          <table:table-cell office:value-type="string" calcext:value-type="string">
            <text:p>abandoned(e.g:building, place); irresponsible(e.g: person behavior)</text:p>
          </table:table-cell>
          <table:table-cell office:value-type="string" calcext:value-type="string">
            <text:p>dilapidated</text:p>
          </table:table-cell>
          <table:table-cell table:number-columns-repeated="2"/>
          <table:table-cell office:value-type="string" calcext:value-type="string">
            <text:p>Critics argue that government has been derelict in its duty to address rising homelessness, leaving thousands without proper sup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cable</text:p>
          </table:table-cell>
          <table:table-cell/>
          <table:table-cell office:value-type="string" calcext:value-type="string">
            <text:p>polite, friendly</text:p>
          </table:table-cell>
          <table:table-cell table:number-columns-repeated="3"/>
          <table:table-cell office:value-type="string" calcext:value-type="string">
            <text:p>Diplomacy often relies on amicable negotiations to prevent conflicts and foster global cooperation </text:p>
          </table:table-cell>
          <table:table-cell table:number-columns-repeated="16377"/>
        </table:table-row>
        <table:table-row table:style-name="ro2" table:number-rows-repeated="104768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G698:Sheet1.G70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 style:data-style-name="N2" text:time-value="09:32:26.9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3-27T11:12:47.204000000</dc:date>
    <meta:editing-duration>P10DT7H25M7S</meta:editing-duration>
    <meta:editing-cycles>2946</meta:editing-cycles>
    <meta:generator>LibreOffice/24.8.5.2$Windows_X86_64 LibreOffice_project/fddf2685c70b461e7832239a0162a77216259f22</meta:generator>
    <meta:document-statistic meta:table-count="1" meta:cell-count="2931" meta:object-count="0"/>
  </office:meta>
</office:document-meta>
</file>